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Devanagari1" svg:font-family="'Lohit Devanagari'"/>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Tahoma1" svg:font-family="Tahoma" style:font-family-generic="system" style:font-pitch="variable"/>
  </office:font-face-decls>
  <office:automatic-styles>
    <style:style style:name="Tabela1" style:family="table">
      <style:table-properties style:width="17.265cm" fo:margin-left="-0.199cm" table:align="left" style:writing-mode="lr-tb"/>
    </style:style>
    <style:style style:name="Tabela1.A" style:family="table-column">
      <style:table-column-properties style:column-width="3.448cm"/>
    </style:style>
    <style:style style:name="Tabela1.C" style:family="table-column">
      <style:table-column-properties style:column-width="3.45cm"/>
    </style:style>
    <style:style style:name="Tabela1.E" style:family="table-column">
      <style:table-column-properties style:column-width="3.468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E1" style:family="table-cell">
      <style:table-cell-properties style:vertical-align="top" fo:padding-left="0.191cm" fo:padding-right="0.191cm" fo:padding-top="0cm" fo:padding-bottom="0cm" fo:border="0.5pt solid #000000" style:writing-mode="lr-tb"/>
    </style:style>
    <style:style style:name="P1" style:family="paragraph" style:parent-style-name="Heading_20_3">
      <style:paragraph-properties fo:margin-left="0cm" fo:margin-right="0cm" fo:line-height="100%" fo:text-indent="0cm" style:auto-text-indent="false"/>
      <style:text-properties fo:language="en" fo:country="US" fo:font-weight="bold" style:font-weight-asian="bold"/>
    </style:style>
    <style:style style:name="P2" style:family="paragraph" style:parent-style-name="Text_20_body_20_indent">
      <style:paragraph-properties fo:line-height="100%"/>
    </style:style>
    <style:style style:name="P3" style:family="paragraph" style:parent-style-name="Text_20_body_20_indent" style:list-style-name=""/>
    <style:style style:name="P4" style:family="paragraph" style:parent-style-name="Text_20_body_20_indent">
      <style:paragraph-properties fo:margin-top="0cm" fo:margin-bottom="0.212cm" loext:contextual-spacing="false" fo:line-height="100%"/>
    </style:style>
    <style:style style:name="P5" style:family="paragraph" style:parent-style-name="Text_20_body_20_indent">
      <style:paragraph-properties fo:margin-left="0cm" fo:margin-right="0cm" fo:margin-top="0cm" fo:margin-bottom="0.212cm" loext:contextual-spacing="false" fo:line-height="100%" fo:text-indent="1.249cm" style:auto-text-indent="false"/>
    </style:style>
    <style:style style:name="P6" style:family="paragraph" style:parent-style-name="Text_20_body_20_indent">
      <style:paragraph-properties fo:margin-left="0cm" fo:margin-right="0cm" fo:line-height="100%" fo:text-indent="1.249cm" style:auto-text-indent="false"/>
    </style:style>
    <style:style style:name="P7" style:family="paragraph" style:parent-style-name="Text_20_body_20_indent">
      <style:paragraph-properties fo:margin-left="0cm" fo:margin-right="0cm" fo:margin-top="0cm" fo:margin-bottom="0.212cm" loext:contextual-spacing="false" fo:line-height="100%" fo:text-indent="1.27cm" style:auto-text-indent="false"/>
    </style:style>
    <style:style style:name="P8" style:family="paragraph" style:parent-style-name="Text_20_body_20_indent">
      <style:paragraph-properties fo:margin-left="0cm" fo:margin-right="0cm" fo:margin-top="0cm" fo:margin-bottom="0.212cm" loext:contextual-spacing="false" fo:line-height="100%" fo:text-indent="0cm" style:auto-text-indent="false"/>
    </style:style>
    <style:style style:name="P9" style:family="paragraph" style:parent-style-name="Text_20_body_20_indent">
      <style:paragraph-properties fo:margin-left="0cm" fo:margin-right="0cm" fo:margin-top="0cm" fo:margin-bottom="0.212cm" loext:contextual-spacing="false" fo:line-height="100%" fo:text-align="start" style:justify-single-word="false" fo:text-indent="0cm" style:auto-text-indent="false"/>
    </style:style>
    <style:style style:name="P10" style:family="paragraph" style:parent-style-name="Text_20_body_20_indent">
      <style:paragraph-properties fo:margin-left="0cm" fo:margin-right="0cm" fo:margin-top="0cm" fo:margin-bottom="0.212cm" loext:contextual-spacing="false" fo:line-height="100%" fo:text-indent="0cm" style:auto-text-indent="false"/>
      <style:text-properties style:text-underline-style="solid" style:text-underline-width="auto" style:text-underline-color="font-color"/>
    </style:style>
    <style:style style:name="P11" style:family="paragraph" style:parent-style-name="Text_20_body_20_indent">
      <style:paragraph-properties fo:margin-left="0cm" fo:margin-right="0cm" fo:margin-top="0cm" fo:margin-bottom="0.212cm" loext:contextual-spacing="false" fo:line-height="100%" fo:text-indent="0cm" style:auto-text-indent="false"/>
      <style:text-properties fo:language="en" fo:country="US"/>
    </style:style>
    <style:style style:name="P12" style:family="paragraph" style:parent-style-name="Text_20_body_20_indent">
      <style:paragraph-properties fo:margin-left="0cm" fo:margin-right="0cm" fo:line-height="100%" fo:text-indent="0cm" style:auto-text-indent="false"/>
    </style:style>
    <style:style style:name="P13" style:family="paragraph" style:parent-style-name="Text_20_body_20_indent">
      <style:paragraph-properties fo:margin-left="0cm" fo:margin-right="0cm" fo:line-height="100%" fo:text-align="center" style:justify-single-word="false" fo:text-indent="0cm" style:auto-text-indent="false"/>
    </style:style>
    <style:style style:name="P14" style:family="paragraph" style:parent-style-name="Text_20_body_20_indent">
      <style:paragraph-properties fo:margin-left="0cm" fo:margin-right="0cm" fo:line-height="100%" fo:text-indent="0cm" style:auto-text-indent="false" style:snap-to-layout-grid="false"/>
    </style:style>
    <style:style style:name="P15" style:family="paragraph" style:parent-style-name="Text_20_body_20_indent">
      <style:paragraph-properties fo:margin-left="0cm" fo:margin-right="0cm" fo:line-height="100%" fo:text-indent="0cm" style:auto-text-indent="false"/>
      <style:text-properties fo:language="none" fo:country="none" style:language-asian="none" style:country-asian="none"/>
    </style:style>
    <style:style style:name="P16" style:family="paragraph" style:parent-style-name="Text_20_body_20_indent">
      <style:paragraph-properties fo:margin-left="0cm" fo:margin-right="0cm" fo:margin-top="0cm" fo:margin-bottom="0.212cm" loext:contextual-spacing="false" fo:line-height="100%" fo:text-indent="0.751cm" style:auto-text-indent="false"/>
    </style:style>
    <style:style style:name="P17" style:family="paragraph" style:parent-style-name="Text_20_body_20_indent">
      <style:paragraph-properties fo:margin-left="0cm" fo:margin-right="0cm" fo:line-height="100%" fo:text-indent="1.251cm" style:auto-text-indent="false"/>
    </style:style>
    <style:style style:name="P18" style:family="paragraph" style:parent-style-name="Corpo_20_de_20_texto_20_2">
      <style:text-properties fo:language="en" fo:country="US"/>
    </style:style>
    <style:style style:name="P19" style:family="paragraph" style:parent-style-name="Corpo_20_de_20_texto_20_2">
      <style:paragraph-properties fo:margin-left="0cm" fo:margin-right="0cm" fo:text-indent="1.249cm" style:auto-text-indent="false"/>
    </style:style>
    <style:style style:name="P20" style:family="paragraph" style:parent-style-name="Standard">
      <style:paragraph-properties fo:line-height="150%" fo:text-align="center" style:justify-single-word="false"/>
      <style:text-properties fo:font-weight="bold" style:font-weight-asian="bold"/>
    </style:style>
    <style:style style:name="P21" style:family="paragraph" style:parent-style-name="Standard">
      <style:paragraph-properties fo:text-align="center" style:justify-single-word="false"/>
      <style:text-properties fo:font-size="14pt" fo:font-weight="bold" style:font-size-asian="14pt" style:font-weight-asian="bold"/>
    </style:style>
    <style:style style:name="P22" style:family="paragraph" style:parent-style-name="Standard">
      <style:paragraph-properties fo:text-align="center" style:justify-single-word="false"/>
    </style:style>
    <style:style style:name="P23" style:family="paragraph" style:parent-style-name="Standard">
      <style:paragraph-properties fo:line-height="150%" fo:text-align="center" style:justify-single-word="false"/>
      <style:text-properties style:font-name="Times New Roman" fo:language="pt" fo:country="BR" style:font-name-complex="Times New Roman"/>
    </style:style>
    <style:style style:name="P24" style:family="paragraph" style:parent-style-name="Standard">
      <style:paragraph-properties fo:line-height="150%" fo:text-align="center" style:justify-single-word="false"/>
    </style:style>
    <style:style style:name="P25" style:family="paragraph" style:parent-style-name="Standard">
      <style:paragraph-properties fo:line-height="150%" fo:text-align="justify" style:justify-single-word="false"/>
    </style:style>
    <style:style style:name="P26" style:family="paragraph" style:parent-style-name="Standard">
      <style:text-properties fo:language="en" fo:country="US" fo:font-weight="bold" style:font-weight-asian="bold"/>
    </style:style>
    <style:style style:name="P27" style:family="paragraph" style:parent-style-name="Standard">
      <style:paragraph-properties fo:text-align="center" style:justify-single-word="false"/>
      <style:text-properties fo:language="en" fo:country="US" fo:font-weight="bold" style:font-weight-asian="bold"/>
    </style:style>
    <style:style style:name="P28" style:family="paragraph" style:parent-style-name="Standard">
      <style:paragraph-properties fo:margin-left="0cm" fo:margin-right="0cm" fo:line-height="150%" fo:text-align="justify" style:justify-single-word="false" fo:text-indent="1.501cm" style:auto-text-indent="false"/>
    </style:style>
    <style:style style:name="P29" style:family="paragraph" style:parent-style-name="Standard">
      <style:paragraph-properties fo:margin-top="0cm" fo:margin-bottom="0.212cm" loext:contextual-spacing="false" fo:text-align="justify" style:justify-single-word="false"/>
    </style:style>
    <style:style style:name="P30" style:family="paragraph" style:parent-style-name="Número_20_de_20_página1">
      <style:text-properties style:font-name="Times New Roman" fo:font-size="14pt" fo:language="de" fo:country="DE" fo:font-style="italic" style:font-size-asian="14pt" style:font-style-asian="italic" style:font-name-complex="Times New Roman"/>
    </style:style>
    <style:style style:name="P31" style:family="paragraph" style:parent-style-name="Text_20_body" style:master-page-name="Standard">
      <style:paragraph-properties style:page-number="auto"/>
    </style:style>
    <style:style style:name="P32" style:family="paragraph">
      <loext:graphic-properties draw:fill="solid" draw:fill-color="#ffffff"/>
      <style:paragraph-properties style:writing-mode="lr-tb"/>
    </style:style>
    <style:style style:name="T1" style:family="text">
      <style:text-properties fo:font-weight="bold" style:font-weight-asian="bold"/>
    </style:style>
    <style:style style:name="T2" style:family="text">
      <style:text-properties fo:font-size="14pt" style:font-size-asian="14pt"/>
    </style:style>
    <style:style style:name="T3" style:family="text">
      <style:text-properties fo:font-size="14pt" fo:language="de" fo:country="DE" fo:font-style="italic" style:font-size-asian="14pt" style:font-style-asian="italic"/>
    </style:style>
    <style:style style:name="T4" style:family="text">
      <style:text-properties fo:font-style="italic" style:font-style-asian="italic"/>
    </style:style>
    <style:style style:name="T5" style:family="text">
      <style:text-properties style:text-position="super 58%"/>
    </style:style>
    <style:style style:name="T6" style:family="text">
      <style:text-properties style:text-position="super 58%" fo:font-size="14pt" fo:language="de" fo:country="DE" fo:font-style="italic" style:font-size-asian="14pt" style:font-style-asian="italic"/>
    </style:style>
    <style:style style:name="T7" style:family="text">
      <style:text-properties style:text-position="super 58%" style:font-name="Times New Roman" fo:language="pt" fo:country="BR" style:font-name-complex="Times New Roman"/>
    </style:style>
    <style:style style:name="T8" style:family="text">
      <style:text-properties style:text-position="super 58%" style:font-name="Times New Roman" fo:font-size="11pt" fo:language="pt" fo:country="BR" style:font-size-asian="11pt" style:font-name-complex="Times New Roman"/>
    </style:style>
    <style:style style:name="T9" style:family="text">
      <style:text-properties style:font-name="Times New Roman" fo:language="de" fo:country="DE" style:font-name-complex="Times New Roman"/>
    </style:style>
    <style:style style:name="T10" style:family="text">
      <style:text-properties style:font-name="Times New Roman" fo:language="pt" fo:country="BR" style:font-name-complex="Times New Roman"/>
    </style:style>
    <style:style style:name="T11" style:family="text">
      <style:text-properties fo:language="en" fo:country="US"/>
    </style:style>
    <style:style style:name="T12" style:family="text">
      <style:text-properties fo:language="en" fo:country="US" fo:font-weight="bold" style:font-weight-asian="bold"/>
    </style:style>
    <style:style style:name="T13" style:family="text">
      <style:text-properties fo:language="en" fo:country="US" style:text-underline-style="solid" style:text-underline-width="auto" style:text-underline-color="font-color"/>
    </style:style>
    <style:style style:name="T14" style:family="text">
      <style:text-properties style:text-underline-style="solid" style:text-underline-width="auto" style:text-underline-color="font-color"/>
    </style:style>
    <style:style style:name="T15" style:family="text">
      <style:text-properties style:font-name="Symbol" style:font-name-complex="Symbol"/>
    </style:style>
    <style:style style:name="Sect1" style:family="section">
      <style:section-properties style:writing-mode="lr-tb" style:editable="false">
        <style:columns fo:column-count="2">
          <style:column style:rel-width="4819*" fo:start-indent="0cm" fo:end-indent="0.635cm"/>
          <style:column style:rel-width="4819*" fo:start-indent="0.635cm" fo:end-indent="0cm"/>
        </style:columns>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style:style style:name="gr1" style:family="graphic">
      <style:graphic-properties draw:stroke="solid" svg:stroke-width="0.026cm" svg:stroke-color="#000000" draw:stroke-linejoin="miter" svg:stroke-linecap="square" draw:fill="solid" draw:fill-color="#ffffff" draw:textarea-horizontal-align="left" draw:textarea-vertical-align="top" draw:auto-grow-height="false" fo:min-height="3.537cm" fo:min-width="9.844cm" fo:padding-top="0.229cm" fo:padding-bottom="0.229cm" fo:padding-left="0.441cm" fo:padding-right="0.441cm" fo:wrap-option="wrap" draw:shadow-color="#808080" fo:margin-left="0.319cm" fo:margin-right="0.319cm" style:run-through="foreground" style:wrap="parallel" style:number-wrapped-paragraphs="no-limit" style:wrap-contour="false"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1">INSTRUÇÕES AOS AUTORES PARA VERSÃO <text:s/>FINAL DE TRABALHOS DE APRESENTAÇÃO ORAL E POSTER PARA O XXVII CBC</text:span></text:p>
      <text:p text:style-name="P21"/>
      <text:p text:style-name="P22"><text:span text:style-name="T3">P. Achanccaray</text:span><text:span text:style-name="T6">1</text:span><text:span text:style-name="T3">, R. Q. Feitosa </text:span><text:span text:style-name="T6">1,2</text:span><text:span text:style-name="T3">, F. Rottensteiner</text:span><text:span text:style-name="T6">3</text:span><text:span text:style-name="T3">, I. D. Sanches</text:span><text:span text:style-name="T6">4</text:span><text:span text:style-name="T3">, C. Heipke</text:span><text:span text:style-name="T6">3</text:span></text:p>
      <text:p text:style-name="P30"/>
      <text:p text:style-name="Número_20_de_20_página1"><text:span text:style-name="T7">1</text:span><text:span text:style-name="T10">Pontifícia Universidade Católica do Rio de Janeiro, Brasil</text:span></text:p>
      <text:p text:style-name="Número_20_de_20_página1"><text:span text:style-name="T8">2</text:span><text:span text:style-name="T10"> Universidade do Estado do Rio de Janeiro, Brasil</text:span></text:p>
      <text:p text:style-name="Número_20_de_20_página1"><text:span text:style-name="T7">3</text:span><text:span text:style-name="T10">Leibniz Universität Hannover, Alemanha</text:span></text:p>
      <text:p text:style-name="Número_20_de_20_página1"><text:span text:style-name="T7">4</text:span><text:span text:style-name="T10">Instituto Nacional de Pesquisas Espaciais, Brasil</text:span></text:p>
      <text:p text:style-name="P23"/>
      <text:p text:style-name="P24"><text:span text:style-name="T1">Comissão ? <text:s text:c="2"/></text:span></text:p>
      <text:p text:style-name="P20"/>
      <text:h text:style-name="Heading_20_2" text:outline-level="2">RESUMO</text:h>
      <text:p text:style-name="Standard"/>
      <text:p text:style-name="P2">O propósito das presentes instruções é orientar os autores de trabalhos a serem publicados nos Congressos Brasileiros de Cartografia. Observe que o formato destas instruções pode ser tomado como modelo para a digitação dos artigos. Este resumo, não precisa ser muito longo, com cerca de 5 a 10 linhas.</text:p>
      <text:p text:style-name="P25"/>
      <text:p text:style-name="P25"><text:span text:style-name="T1">Palavras chave:</text:span> Geoprocessamento, Fotogrametria, Imagens</text:p>
      <text:p text:style-name="P28"/>
      <text:h text:style-name="P1" text:outline-level="3">ABSTRACT</text:h>
      <text:p text:style-name="P26"/>
      <text:p text:style-name="P19"><text:span text:style-name="T11">The purpose of these instructions is to assist authors in preparing camera-ready copy for publication in Brazilian Congresses of Cartography. Please, notice that the present instructions may be used as a model for your manuscript. This abstract does not need be very long, about 5 at 10 lines.</text:span></text:p>
      <text:p text:style-name="P18"/>
      <text:p text:style-name="Corpo_20_de_20_texto_20_2"><text:span text:style-name="T12">Keywords:</text:span><text:span text:style-name="T11"> Geoprocessing, photogrammetry, images</text:span></text:p>
      <text:p text:style-name="P18"/>
      <text:p text:style-name="P27"/>
      <text:section text:style-name="Sect1" text:name="Seção1">
        <text:p text:style-name="P29">1- <text:span text:style-name="T14">INSTRUÇÕES GERAIS</text:span></text:p>
        <text:p text:style-name="P5">Os trabalhos aprovados pelo Comitê Científico do XXVII Congresso Brasileiro de Cartografia <text:s/>(XXVII CBC) serão publicados nos anais do evento desde que formatados segundo as regras aqui explicitadas.</text:p>
        <text:p text:style-name="P7">A língua oficial do Congresso é o português. Porém, também serão aceitos trabalhos em espanhol e inglês. Em qualquer caso deverá ser anexado um resumo em inglês e um resumo no idioma do trabalho. Evidentemente, bastará um resumo em língua inglesa, caso o idioma do trabalho seja o inglês.</text:p>
        <text:p text:style-name="P7"><text:s/>As legendas das tabelas e figuras também deverão ser apresentadas no idioma do trabalho. Os arquivos contendo os artigos serão encaminhados à comissão julgadora através da <text:span text:style-name="T4">homepage </text:span>do evento, direcionados para cada Comissão Científica. Tais trabalhos poderão ser formatados em editor de texto Microsoft Word 6.0 ou superior, com caracteres Times New Roman. O arquivo submetido, contudo, deve estar necessariamente no formato pdf.</text:p>
        <text:p text:style-name="P7">O tamanho total do arquivo do trabalho não deverá ultrapassar 3 megabytes. </text:p>
        <text:p text:style-name="P8">2- <text:s/><text:span text:style-name="T14">DIGITAÇÃO DOS ORIGINAIS</text:span></text:p>
        <text:p text:style-name="P7">Estas instruções foram digitadas de acordo com as normas aqui descritas. Portanto, os textos terão o aspecto apresentado pelas presentes instruções. O número máximo de páginas é 5.</text:p>
        <text:p text:style-name="P7">O texto deverá estar ajustado em uma área de, aproximadamente, 24,5 cm × 17,0 cm (altura ×largura), com as colunas separadas entre si de 1,0 cm, 2,5 cm dos limites superior e inferior, 2,5 cm do limite esquerdo e 1,5 cm do limite direito da folha de papel.</text:p>
        <text:p text:style-name="P7">Os trabalhos deverão ser preparados de modo a conterem na primeira folha as informações centralizadas na seguinte ordem de apresentação: 1º - Título do trabalho (corpo 14 negrito <text:s/>em caixa alta); 2º - Nome(s) do(s) Autor(es) (corpo 14 itálico); 3º - Entidade(s) que representa(m) (corpo 12); 4º - Comissão Científica à qual o trabalho deverá <text:s/>ser direcionado (informação a ser preenchida pelo autor, inicialmente, por ocasião da apresentação do resumo e após a aceitação, quando da remessa da versão completa do trabalho) (corpo 10 negrito). </text:p>
        <text:p text:style-name="P7">As palavras RESUMO, ou a correspondente em língua espanhola, e ABSTRACT deverão ser <text:s/><text:soft-page-break/>centralizadas (corpo 14 negrito) e o texto subsequente deverá ser impresso em corpo 10. Em seguida ao RESUMO deverão constar as palavras “palavras chave” <text:bookmark-start text:name="OLE_LINK3"/><text:bookmark-start text:name="OLE_LINK4"/><text:bookmark-start text:name="OLE_LINK5"/>(corpo 10 negrito) <text:bookmark-end text:name="OLE_LINK3"/><text:bookmark-end text:name="OLE_LINK4"/><text:bookmark-end text:name="OLE_LINK5"/>seguidas das palavras chave (corpo 10). Analogamente, após o ABSTRACT deverá constar a palavra “keyword” em corpo 10 negrito, seguida das palavras chave em inglês (corpo 10).</text:p>
        <text:p text:style-name="P7">As folhas deverão ser de formato A4. Não numerar as páginas do trabalho. As páginas serão posteriormente numeradas, com o propósito de compor os Anais.</text:p>
        <text:p text:style-name="P4"/>
        <text:p text:style-name="P9">3- <text:span text:style-name="T14">TABELAS, FIGURAS, FÓRMULAS, Etc</text:span></text:p>
        <text:p text:style-name="P5">Tabelas, fórmulas e símbolos matemáticos devem ser, cuidadosamente, digitados. Suas posições devem respeitar espaçamento superior e inferior adequados.</text:p>
        <text:p text:style-name="P5">A numeração das expressões matemáticas deve ser feita com algarismos entre parênteses, justificados à <text:s/>direita da coluna. Exemplo:</text:p>
        <text:p text:style-name="P5">K=(<text:span text:style-name="T15"></text:span>j + Lf)<text:span text:style-name="T5">-1/2 <text:s text:c="2"/></text:span><text:s text:c="44"/>(1)</text:p>
        <text:p text:style-name="P7">Índices e expoentes devem ser claramente reconhecíveis como tais. Para isso os tipos utilizados deverão ser cuidadosamente escolhidos para evitar ambigüidades. Devem ser evitadas fontes especiais que não sejam encontrados na instalação original do formatador utilizado (fontes instaladas por outros programas).</text:p>
        <text:p text:style-name="P7">As figuras devem ser numeradas e ter legendas <text:s/>centralizadas logo abaixo delas em coluna única. A legenda deve ficar mais próxima da figura do que do texto abaixo, como ilustrado abaixo. As tabelas devem seguir o mesmo formato das figuras, em coluna única. Os títulos das tabelas devem aparecer centralizados acima delas e seguir o formato abaixo.</text:p>
        <text:p text:style-name="P7"><text:bookmark-start text:name="OLE_LINK6"/>As figuras e tabelas devem aparecer no texto após e o mais próximas possível de sua citação. A numeração das figuras, tabelas e equações devem ser feitas em ordem e seguir seqüência única do começo ao fim do trabalho (e não por seções).</text:p>
        <text:p text:style-name="P4"/>
        <text:p text:style-name="P8">4- <text:span text:style-name="T14">ILUSTRAÇÕES</text:span></text:p>
        <text:p text:style-name="P7">Todas as ilustrações deverão estar contidas no trabalho formatado.</text:p>
        <text:p text:style-name="P6"><text:bookmark-end text:name="OLE_LINK6"/>Se algum mapa, figura ou tabela, pela sua largura excepcional, não puder ser acomodado em uma coluna do texto, admite-se que cubra as duas colunas; neste caso deve ficar no topo ou no fim de uma página, nunca no meio, para não quebrar a seqüência normal do texto.</text:p>
      </text:section>
      <text:section text:style-name="Sect2" text:name="Seção2">
        <text:p text:style-name="P15"><draw:custom-shape text:anchor-type="char" draw:z-index="0" draw:style-name="gr1" draw:text-style-name="P32" svg:width="10.727cm" svg:height="3.996cm" svg:x="2.79cm" svg:y="1.6cm"><text:p/><draw:enhanced-geometry svg:viewBox="0 0 21600 21600" draw:type="rectangle" draw:enhanced-path="M 0 0 L 21600 0 21600 21600 0 21600 0 0 Z N"/></draw:custom-shap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 text:c="36"/>Fig. 1 – Imagem TM-4/LANDSAT referente ao período da cheia</text:p>
        <text:p text:style-name="P13"/>
      </text:section>
      <text:section text:style-name="Sect1" text:name="Seção3">
        <text:p text:style-name="P3"/>
      </text:section>
      <text:section text:style-name="Sect2" text:name="Seção4">
        <text:p text:style-name="P2"/>
        <text:p text:style-name="P2"/>
        <text:p text:style-name="P12"><text:s text:c="30"/>TABELA 1 – ÁREAS ESTIMADAS NAS IMAGENS TM E MAPA</text:p>
        <text:p text:style-name="P12"/>
        <table:table table:name="Tabela1" table:style-name="Tabela1">
          <table:table-column table:style-name="Tabela1.A" table:number-columns-repeated="2"/>
          <table:table-column table:style-name="Tabela1.C" table:number-columns-repeated="2"/>
          <table:table-column table:style-name="Tabela1.E"/>
          <table:table-row table:style-name="Tabela1.1">
            <table:table-cell table:style-name="Tabela1.A1" office:value-type="string">
              <text:p text:style-name="P14"/>
            </table:table-cell>
            <table:table-cell table:style-name="Tabela1.A1" office:value-type="string">
              <text:p text:style-name="P14"/>
            </table:table-cell>
            <table:table-cell table:style-name="Tabela1.A1" office:value-type="string">
              <text:p text:style-name="P14"/>
            </table:table-cell>
            <table:table-cell table:style-name="Tabela1.A1" office:value-type="string">
              <text:p text:style-name="P14"/>
            </table:table-cell>
            <table:table-cell table:style-name="Tabela1.E1" office:value-type="string">
              <text:p text:style-name="P14"/>
            </table:table-cell>
          </table:table-row>
          <table:table-row table:style-name="Tabela1.1">
            <table:table-cell table:style-name="Tabela1.A1" office:value-type="string">
              <text:p text:style-name="P14"/>
            </table:table-cell>
            <table:table-cell table:style-name="Tabela1.A1" office:value-type="string">
              <text:p text:style-name="P14"/>
            </table:table-cell>
            <table:table-cell table:style-name="Tabela1.A1" office:value-type="string">
              <text:p text:style-name="P14"/>
            </table:table-cell>
            <table:table-cell table:style-name="Tabela1.A1" office:value-type="string">
              <text:p text:style-name="P14"/>
            </table:table-cell>
            <table:table-cell table:style-name="Tabela1.E1" office:value-type="string">
              <text:p text:style-name="P14"/>
            </table:table-cell>
          </table:table-row>
          <table:table-row table:style-name="Tabela1.1">
            <table:table-cell table:style-name="Tabela1.A1" office:value-type="string">
              <text:p text:style-name="P14"/>
            </table:table-cell>
            <table:table-cell table:style-name="Tabela1.A1" office:value-type="string">
              <text:p text:style-name="P14"/>
            </table:table-cell>
            <table:table-cell table:style-name="Tabela1.A1" office:value-type="string">
              <text:p text:style-name="P14"/>
            </table:table-cell>
            <table:table-cell table:style-name="Tabela1.A1" office:value-type="string">
              <text:p text:style-name="P14"/>
            </table:table-cell>
            <table:table-cell table:style-name="Tabela1.E1" office:value-type="string">
              <text:p text:style-name="P14"/>
            </table:table-cell>
          </table:table-row>
          <table:table-row table:style-name="Tabela1.1">
            <table:table-cell table:style-name="Tabela1.A1" office:value-type="string">
              <text:p text:style-name="P14"/>
            </table:table-cell>
            <table:table-cell table:style-name="Tabela1.A1" office:value-type="string">
              <text:p text:style-name="P14"/>
            </table:table-cell>
            <table:table-cell table:style-name="Tabela1.A1" office:value-type="string">
              <text:p text:style-name="P14"/>
            </table:table-cell>
            <table:table-cell table:style-name="Tabela1.A1" office:value-type="string">
              <text:p text:style-name="P14"/>
            </table:table-cell>
            <table:table-cell table:style-name="Tabela1.E1" office:value-type="string">
              <text:p text:style-name="P14"/>
            </table:table-cell>
          </table:table-row>
          <table:table-row table:style-name="Tabela1.1">
            <table:table-cell table:style-name="Tabela1.A1" office:value-type="string">
              <text:p text:style-name="P14"/>
            </table:table-cell>
            <table:table-cell table:style-name="Tabela1.A1" office:value-type="string">
              <text:p text:style-name="P14"/>
            </table:table-cell>
            <table:table-cell table:style-name="Tabela1.A1" office:value-type="string">
              <text:p text:style-name="P14"/>
            </table:table-cell>
            <table:table-cell table:style-name="Tabela1.A1" office:value-type="string">
              <text:p text:style-name="P14"/>
            </table:table-cell>
            <table:table-cell table:style-name="Tabela1.E1" office:value-type="string">
              <text:p text:style-name="P14"/>
            </table:table-cell>
          </table:table-row>
          <table:table-row table:style-name="Tabela1.1">
            <table:table-cell table:style-name="Tabela1.A1" office:value-type="string">
              <text:p text:style-name="P14"/>
            </table:table-cell>
            <table:table-cell table:style-name="Tabela1.A1" office:value-type="string">
              <text:p text:style-name="P14"/>
            </table:table-cell>
            <table:table-cell table:style-name="Tabela1.A1" office:value-type="string">
              <text:p text:style-name="P14"/>
            </table:table-cell>
            <table:table-cell table:style-name="Tabela1.A1" office:value-type="string">
              <text:p text:style-name="P14"/>
            </table:table-cell>
            <table:table-cell table:style-name="Tabela1.E1" office:value-type="string">
              <text:p text:style-name="P14"/>
            </table:table-cell>
          </table:table-row>
          <table:table-row table:style-name="Tabela1.1">
            <table:table-cell table:style-name="Tabela1.A1" office:value-type="string">
              <text:p text:style-name="P14"/>
            </table:table-cell>
            <table:table-cell table:style-name="Tabela1.A1" office:value-type="string">
              <text:p text:style-name="P14"/>
            </table:table-cell>
            <table:table-cell table:style-name="Tabela1.A1" office:value-type="string">
              <text:p text:style-name="P14"/>
            </table:table-cell>
            <table:table-cell table:style-name="Tabela1.A1" office:value-type="string">
              <text:p text:style-name="P14"/>
            </table:table-cell>
            <table:table-cell table:style-name="Tabela1.E1" office:value-type="string">
              <text:p text:style-name="P14"/>
            </table:table-cell>
          </table:table-row>
        </table:table>
        <text:p text:style-name="P12"/>
        <text:p text:style-name="P13"/>
      </text:section>
      <text:section text:style-name="Sect1" text:name="Seção5">
        <text:p text:style-name="P7">.</text:p>
        <text:p text:style-name="P7"/>
        <text:p text:style-name="P10"><text:soft-page-break/>AGRADECIMENTOS (opcional)</text:p>
        <text:p text:style-name="P7">Agradecimentos a agências financiadoras, projetos ou colaboradores são bem –vindos.</text:p>
        <text:p text:style-name="P7"/>
        <text:p text:style-name="P10">REFERÊNCIAS BIBLIOGRÁFICAS</text:p>
        <text:p text:style-name="P7">As referências bibliográficas devem ser listadas, em ordem alfabética, de acordo com o sobrenome dos autores. Devem ser citadas no texto na seguinte forma (sobrenome do autor, ano da publicação).</text:p>
        <text:p text:style-name="P7">Se forem dois autores, listar ambos os sobrenomes seguidos do ano de publicação, por exemplo, (Welch e Remillard, 1993). Se houver mais de dois autores, deve-se citar o primeiro autor seguido de <text:span text:style-name="T14">et</text:span> <text:span text:style-name="T14">al</text:span>. e do ano de publicação, por exemplo, <text:s/>(Welch et al., 1993). Se um único autor é citado em mais de uma publicação num mesmo ano, a distinção entre essas publicações deve ser feita usando as letras a, b, c, etc, por exemplo, (Welch, 1994a) e a mesma distinção deve ser usada na Lista das Referências. Os seguintes formatos devem ser usados.</text:p>
        <text:p text:style-name="P7"/>
        <text:p text:style-name="P10">Artigo em periódico:</text:p>
        <text:p text:style-name="P8">Autor 1, A.B.; C.D. Autor 2 e E.F. Autor 3, Ano. Título do artigo do Periódico. <text:span text:style-name="T14">Nome do periódico</text:span>, Vol., Nº e páginas inicial e final separadas por hífen.</text:p>
        <text:p text:style-name="P8">Exemplo:</text:p>
        <text:p text:style-name="P8">Welch, R; M. Remillard e J. Alberts, 1992. Integração das técnicas de GPS, Sensoriamento Remoto e GIS para pesquisa e monitoramento costeiro. <text:span text:style-name="T14">Photogrammetric Engineering and Remote Sensing</text:span>, Vol. 58, Nº 11, pp.1571-1578.</text:p>
        <text:p text:style-name="P8"/>
        <text:p text:style-name="P8"><text:span text:style-name="T14">Artigos em Anais</text:span>:</text:p>
        <text:p text:style-name="P8">Autor 1, A. e B.; C.D. Autor 2 e E.F. Autor 3, Ano. Título do Artigo, <text:span text:style-name="T14">In Título dos Anais do Evento</text:span>. Local do Evento, Vol., páginas inicial e final separadas por hífen.</text:p>
        <text:p text:style-name="P8"/>
        <text:p text:style-name="P8">Exemplo:</text:p>
        <text:p text:style-name="P8">Vasconcellos, J.C.P. e M.P. Mello, 1995. Atualização da estrutura curricular na formação do engenheiro cartógrafo, em <text:span text:style-name="T14">Anais do XXIII Congresso Brasileiro de Ensino de Engenharia</text:span>, Vol. II, Recife – PE, Brasil, pp. 763-772. <text:span text:style-name="T14"><text:s/></text:span></text:p>
        <text:p text:style-name="P10"/>
        <text:p text:style-name="P8"><text:span text:style-name="T14">Livro</text:span>:</text:p>
        <text:p text:style-name="P8">Autor 1, A. B.; CD. Autor 2 e E.F. Autor 3, Ano. <text:span text:style-name="T14">Título do Livro</text:span>, Editora, Local, Nº de páginas.</text:p>
        <text:p text:style-name="P8">Exemplo:</text:p>
        <text:p text:style-name="P8">Aronoff. S., 1989, <text:span text:style-name="T14">Geographic Information Systems: uma perspectiva de gerenciamento</text:span>, WDL. Publications, Ottawa, Canadá, 294 páginas.</text:p>
        <text:p text:style-name="P8"/>
        <text:p text:style-name="P8"><text:span text:style-name="T14">Capítulo de livro</text:span>:</text:p>
        <text:p text:style-name="P8">Autor 1, A. B.; C.D. Autor 2 e E. F. Autor 3. Ano. Título do Capítulo ou Seção, em <text:span text:style-name="T14">Título do Livro</text:span> (eds) G.H. Editor 1 e I.J.,Fditor2, Local, páginas inicial e final separadas por hífen.</text:p>
        <text:p text:style-name="P11">Exemplo:</text:p>
        <text:p text:style-name="P8"><text:span text:style-name="T11">Welch, R.; M. Remillard e R. Slack, 1989. Remote Sensing and GIS techniques for aquatic resource evaluation, em </text:span><text:span text:style-name="T13">Fundamentals of geographic information systems: a compendium</text:span><text:span text:style-name="T11"> (ed) W.J. Photogrammetry and Remote Sensing, Bethesda, Maryland, pp. 185-193. </text:span></text:p>
        <text:p text:style-name="P11"/>
        <text:p text:style-name="P10"><text:bookmark-start text:name="OLE_LINK7"/><text:bookmark-start text:name="OLE_LINK9"/><text:bookmark-start text:name="OLE_LINK8"/>ÚLTIMAS INFORMAÇÕES</text:p>
        <text:p text:style-name="P7"><text:bookmark-end text:name="OLE_LINK7"/>Os trabalhos aceitos, tanto para apresentação oral como pôster, deverão ser submetidos em sua versão completa, segundo estas normas, através da página do evento: <text:s/><text:bookmark-end text:name="OLE_LINK8"/><text:bookmark-end text:name="OLE_LINK9"/><text:a xlink:type="simple" xlink:href="http://www.cartografia.org.br/cbc/" text:style-name="Internet_20_link" text:visited-style-name="Visited_20_Internet_20_Link"><text:span text:style-name="Internet_20_link">http://www.cartografia.org.br/cbc/</text:span></text:a> .</text:p>
      </text:section>
      <text:section text:style-name="Sect3" text:name="Seção6">
        <text:p text:style-name="P16"><text:s/></text:p>
        <text:p text:style-name="P12"/>
        <text:p text:style-name="P17"/>
        <text:p text:style-name="P2"/>
        <text:p text:style-name="P2"><text:s/></text:p>
        <text:p text:style-name="P13"/>
        <text:p text:style-name="P13"/>
        <text:p text:style-name="P2"/>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Lohit Devanagari1" svg:font-family="'Lohit Devanagari'"/>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Tahoma1"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t" fo:country="BR" style:font-name-asian="Tahoma1"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1"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fo:font-size="14pt" style:font-size-asian="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2pt" style:font-size-asian="12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left="0cm" fo:margin-right="0cm" fo:line-height="150%" fo:text-align="center" style:justify-single-word="false" fo:text-indent="1.501cm" style:auto-text-indent="false" fo:keep-with-next="always"/>
      <style:text-properties fo:font-size="14pt" style:font-size-asian="14pt"/>
    </style:style>
    <style:style style:name="Text_20_body_20_indent" style:display-name="Text body indent" style:family="paragraph" style:parent-style-name="Standard" style:class="text">
      <style:paragraph-properties fo:margin-left="0cm" fo:margin-right="0cm" fo:line-height="150%" fo:text-align="justify" style:justify-single-word="false" fo:text-indent="1.501cm" style:auto-text-indent="false"/>
    </style:style>
    <style:style style:name="Corpo_20_de_20_texto_20_2" style:display-name="Corpo de texto 2" style:family="paragraph" style:parent-style-name="Standard">
      <style:paragraph-properties fo:text-align="justify" style:justify-single-word="false"/>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o_20_de_20_comentário" style:display-name="Texto de comentário" style:family="paragraph" style:parent-style-name="Standard"/>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Footnote" style:family="paragraph" style:class="extra">
      <style:paragraph-properties fo:margin-left="0.4cm" fo:margin-right="0cm" fo:text-align="justify" style:justify-single-word="false" fo:orphans="2" fo:widows="2" fo:hyphenation-ladder-count="no-limit" fo:text-indent="-0.4cm" style:auto-text-indent="false">
        <style:tab-stops>
          <style:tab-stop style:position="0.4cm"/>
        </style:tab-stops>
      </style:paragraph-properties>
      <style:text-properties style:use-window-font-color="true" style:font-name="Times New Roman" fo:font-family="'Times New Roman'" style:font-family-generic="roman" style:font-pitch="variable" fo:font-size="9pt" fo:language="en" fo:country="GB"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Número_20_de_20_página1" style:display-name="Número de página1" style:family="paragraph" style:parent-style-name="Standard">
      <style:paragraph-properties fo:text-align="center" style:justify-single-word="false"/>
      <style:text-properties style:font-name="Times" fo:font-family="Times" style:font-family-generic="roman" style:font-pitch="variable" fo:font-size="12pt" fo:language="en" fo:country="US" style:font-size-asian="12pt" style:font-name-complex="Times" style:font-family-complex="Times"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ff" style:text-underline-style="solid" style:text-underline-width="auto" style:text-underline-color="font-color"/>
    </style:style>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text-properties fo:language="pt" fo:country="BR"/>
    </style:style>
    <style:style style:name="Assunto_20_do_20_comentário_20_Char" style:display-name="Assunto do comentário Char" style:family="text">
      <style:text-properties fo:language="pt" fo:country="BR" fo:font-weight="bold" style:font-weight-asian="bold" style:font-weight-complex="bold"/>
    </style:style>
    <style:style style:name="Texto_20_de_20_nota_20_de_20_rodapé_20_Char" style:display-name="Texto de nota de rodapé Char" style:family="text">
      <style:text-properties fo:font-size="9pt" fo:language="en" fo:country="GB" style:font-size-asian="9pt"/>
    </style:style>
    <style:style style:name="Cabeçalho_20_Char" style:display-name="Cabeçalho Char" style:family="text">
      <style:text-properties fo:language="pt" fo:country="BR"/>
    </style:style>
    <style:style style:name="Rodapé_20_Char" style:display-name="Rodapé Char" style:family="text">
      <style:text-properties fo:language="pt" fo:country="BR"/>
    </style:style>
    <style:style style:name="Recuo_20_de_20_corpo_20_de_20_texto_20_Char" style:display-name="Recuo de corpo de texto Char" style:family="text">
      <style:text-properties fo:language="pt" fo:country="B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2.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PARA VERSÃO  FINAL DE TRABALHOS PARA O XXI CBC</dc:title>
    <meta:initial-creator>Raul Queiroz</meta:initial-creator>
    <meta:creation-date>2017-07-11T09:39:00</meta:creation-date>
    <dc:creator>Juraci Cabral</dc:creator>
    <dc:date>2017-07-11T09:39:00</dc:date>
    <meta:print-date>2010-02-23T12:43:00</meta:print-date>
    <meta:editing-cycles>2</meta:editing-cycles>
    <meta:editing-duration>PT1M</meta:editing-duration>
    <meta:document-statistic meta:table-count="1" meta:image-count="0" meta:object-count="0" meta:page-count="3" meta:paragraph-count="62" meta:word-count="1259" meta:character-count="8103" meta:non-whitespace-character-count="6770"/>
    <meta:generator>LibreOffice/5.3.4.2$Linux_X86_64 LibreOffice_project/30$Build-2</meta:generator>
  </office:meta>
</office:document-meta>
</file>